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41"/>
  </office:automatic-styles>
  <office:body>
    <office:spreadsheet>
      <table:calculation-settings table:automatic-find-labels="false"/>
      <table:table table:name="Kos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3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" office:value-type="currency" office:currency="EUR" office:value="42.5" calcext:value-type="currency">
            <text:p>42,5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2" table:formula="of:=SUM([.E8:.E10])" office:value-type="currency" office:currency="EUR" office:value="229.5" calcext:value-type="currency">
            <text:p>229,5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D20]*[.C20]*[.B20]" office:value-type="currency" office:currency="EUR" office:value="8" calcext:value-type="currency">
            <text:p>8,00 €</text:p>
          </table:table-cell>
          <table:table-cell table:style-name="ce2" table:formula="of:=SUM([.E13:.E20])" office:value-type="currency" office:currency="EUR" office:value="47.5424" calcext:value-type="currency">
            <text:p>47,5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1])" office:value-type="currency" office:currency="EUR" office:value="518.5876" calcext:value-type="currency">
            <text:p>518,59 €</text:p>
          </table:table-cell>
          <table:table-cell/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Kosten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7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7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.00.0000</text:date>, <text:time style:data-style-name="N2" text:time-value="20:28:29.3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8-11-18T20:47:17.626000000</dc:date>
    <meta:editing-duration>PT2H16M29S</meta:editing-duration>
    <meta:editing-cycles>41</meta:editing-cycles>
    <meta:generator>LibreOffice/6.1.0.3$Windows_X86_64 LibreOffice_project/efb621ed25068d70781dc026f7e9c5187a4decd1</meta:generator>
    <meta:document-statistic meta:table-count="3" meta:cell-count="238" meta:object-count="0"/>
  </office:meta>
</office:document-meta>
</file>